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0BCF12355E6BF6FF24D.png" manifest:media-type="image/png"/>
  <manifest:file-entry manifest:full-path="Pictures/1000000100000549000003A1CCBA17DB593200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85cm" svg:y="-2cm" svg:width="17cm" svg:height="11.672cm" draw:z-index="0"><draw:image xlink:href="Pictures/1000000100000549000003A1CCBA17DB593200B6.png" xlink:type="simple" xlink:show="embed" xlink:actuate="onLoad" draw:mime-type="image/png"/></draw:frame><draw:frame draw:style-name="fr1" draw:name="Image2" text:anchor-type="char" svg:x="0.741cm" svg:y="11.642cm" svg:width="17cm" svg:height="2.45cm" draw:z-index="1"><draw:image xlink:href="Pictures/1000000100000518000000BCF12355E6BF6FF2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46:55.824962201</meta:creation-date>
    <dc:date>2023-11-20T18:47:46.057272924</dc:date>
    <meta:editing-duration>PT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